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0.5cm"/>
    </style:style>
    <style:style style:name="gr2" style:family="graphic" style:parent-style-name="standard">
      <style:graphic-properties draw:stroke="none" svg:stroke-color="#000000" draw:fill="none" draw:fill-color="#ffffff" fo:min-height="2.45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056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40pt" style:font-size-asian="18pt" style:font-size-complex="18pt"/>
    </style:style>
    <style:style style:name="P5" style:family="paragraph">
      <loext:graphic-properties draw:fill="none" draw:fill-color="#ffffff"/>
      <style:text-properties fo:font-size="40pt" style:font-size-asian="18pt" style:font-size-complex="18pt"/>
    </style:style>
    <style:style style:name="P6" style:family="paragraph">
      <style:text-properties fo:font-size="44pt" style:font-size-asian="18pt" style:font-size-complex="18pt"/>
    </style:style>
    <style:style style:name="P7" style:family="paragraph">
      <loext:graphic-properties draw:fill="none" draw:fill-color="#ffffff"/>
      <style:text-properties fo:font-size="44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1pt"/>
    </style:style>
    <style:style style:name="P11" style:family="paragraph">
      <loext:graphic-properties draw:fill-color="#ffffff"/>
      <style:paragraph-properties fo:text-align="center"/>
      <style:text-properties fo:font-size="11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18pt" style:font-size-complex="18pt"/>
    </style:style>
    <style:style style:name="T3" style:family="text">
      <style:text-properties fo:font-size="44pt" style:font-size-asian="18pt" style:font-size-complex="18pt"/>
    </style:style>
    <style:style style:name="T4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5cm" svg:x="8.2cm" svg:y="3cm">
          <text:p text:style-name="P1"><text:span text:style-name="T1">B</text:span></text:p>
          <text:p text:style-name="P1"><text:span text:style-name="T1">E</text:span></text:p>
          <text:p text:style-name="P1"><text:span text:style-name="T1">S</text:span></text:p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5cm" svg:x="12.2cm" svg:y="3cm">
          <text:p text:style-name="P1">V1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5cm" svg:x="14.2cm" svg:y="3cm">
          <text:p text:style-name="P1">V2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5cm" svg:x="16.2cm" svg:y="3cm">
          <text:p text:style-name="P1">V3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5cm" svg:x="18.2cm" svg:y="3cm">
          <text:p text:style-name="P1">V4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3cm" svg:height="2.7cm" svg:x="10.2cm" svg:y="4.5cm">
          <draw:text-box>
            <text:p text:style-name="P4"><text:span text:style-name="T2">F</text:span></text:p>
          </draw:text-box>
        </draw:frame>
        <draw:custom-shape draw:style-name="gr1" draw:text-style-name="P3" xml:id="id4" draw:id="id4" draw:layer="layout" svg:width="1cm" svg:height="5cm" svg:x="5.6cm" svg:y="3cm">
          <text:p text:style-name="P1">N</text:p>
          <text:p text:style-name="P1">O</text:p>
          <text:p text:style-name="P1">I</text:p>
          <text:p text:style-name="P1">S</text:p>
          <text:p text:style-name="P1">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3cm" svg:height="1.987cm" svg:x="13cm" svg:y="4.313cm">
          <draw:text-box>
            <text:p text:style-name="P6"><text:span text:style-name="T3">+</text:span></text:p>
          </draw:text-box>
        </draw:frame>
        <draw:frame draw:style-name="gr3" draw:text-style-name="P7" draw:layer="layout" svg:width="1.3cm" svg:height="1.987cm" svg:x="15.3cm" svg:y="4.213cm">
          <draw:text-box>
            <text:p text:style-name="P6"><text:span text:style-name="T3">-</text:span></text:p>
          </draw:text-box>
        </draw:frame>
        <draw:frame draw:style-name="gr4" draw:text-style-name="P7" draw:layer="layout" svg:width="1.1cm" svg:height="1.987cm" svg:x="17.3cm" svg:y="4.213cm">
          <draw:text-box>
            <text:p text:style-name="P6"><text:span text:style-name="T3">-</text:span></text:p>
          </draw:text-box>
        </draw:frame>
        <draw:path draw:style-name="gr5" draw:text-style-name="P8" draw:layer="layout" svg:width="4.899cm" svg:height="0.31cm" draw:transform="rotate (-1.5707963267949) translate (11.811cm 3cm)" svg:viewBox="0 0 4900 311" svg:d="M0 0c2400 700 4900 0 4900 0">
          <text:p/>
        </draw:path>
        <draw:path draw:style-name="gr5" draw:text-style-name="P8" draw:layer="layout" svg:width="4.899cm" svg:height="0.31cm" draw:transform="rotate (1.5707963267949) translate (19.588cm 8cm)" svg:viewBox="0 0 4900 311" svg:d="M4900 0c-2400 700-4900 0-4900 0">
          <text:p/>
        </draw:path>
        <draw:frame draw:style-name="gr3" draw:text-style-name="P7" draw:layer="layout" svg:width="1.3cm" svg:height="1.987cm" svg:x="9.1cm" svg:y="4.313cm">
          <draw:text-box>
            <text:p text:style-name="P6"><text:span text:style-name="T3">+</text:span></text:p>
          </draw:text-box>
        </draw:frame>
        <draw:frame draw:style-name="gr3" draw:text-style-name="P7" draw:layer="layout" svg:width="1.3cm" svg:height="1.987cm" svg:x="6.7cm" svg:y="4.313cm">
          <draw:text-box>
            <text:p text:style-name="P6"><text:span text:style-name="T3">=</text:span></text:p>
          </draw:text-box>
        </draw:frame>
        <draw:custom-shape draw:style-name="gr1" draw:text-style-name="P3" xml:id="id1" draw:id="id1" draw:layer="layout" svg:width="1cm" svg:height="5cm" draw:transform="rotate (-1.5707963267949) translate (6.4cm 1.4cm)">
          <text:p text:style-name="P1"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9" draw:layer="layout" svg:width="3.9cm" svg:height="0.962cm" svg:x="2.4cm" svg:y="1.4cm">
          <draw:text-box>
            <text:p>randoms</text:p>
          </draw:text-box>
        </draw:frame>
        <draw:custom-shape draw:style-name="gr1" draw:text-style-name="P11" xml:id="id3" draw:id="id3" draw:layer="layout" svg:width="1cm" svg:height="5cm" svg:x="1.1cm" svg:y="3cm">
          <text:p text:style-name="P10"><text:span text:style-name="T4">I</text:span></text:p>
          <text:p text:style-name="P10"><text:span text:style-name="T4">N</text:span></text:p>
          <text:p text:style-name="P10"><text:span text:style-name="T4">D</text:span></text:p>
          <text:p text:style-name="P10"><text:span text:style-name="T4">I</text:span></text:p>
          <text:p text:style-name="P10"><text:span text:style-name="T4">V</text:span></text:p>
          <text:p text:style-name="P10"><text:span text:style-name="T4">I</text:span></text:p>
          <text:p text:style-name="P10"><text:span text:style-name="T4">D</text:span></text:p>
          <text:p text:style-name="P10"><text:span text:style-name="T4">U</text:span></text:p>
          <text:p text:style-name="P10"><text:span text:style-name="T4">A</text:span></text:p>
          <text:p text:style-name="P10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2.2cm" svg:height="2.2cm" svg:x="2.8cm" svg:y="4.4cm">
          <text:p text:style-name="P1">C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cm" svg:height="5cm" draw:transform="rotate (-1.5707963267949) translate (6.4cm 8.7cm)">
          <text:p text:style-name="P1"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" draw:text-style-name="P12" xml:id="id5" draw:id="id5" draw:layer="layout" svg:width="5cm" svg:height="1cm" svg:x="1.4cm" svg:y="8.7cm">
          <draw:text-box>
            <text:p text:style-name="P1">result</text:p>
          </draw:text-box>
        </draw:frame>
        <draw:connector draw:style-name="gr9" draw:text-style-name="P13" draw:layer="layout" draw:type="lines" svg:x1="3.9cm" svg:y1="2.4cm" svg:x2="3.9cm" svg:y2="4.4cm" draw:start-shape="id1" draw:start-glue-point="1" draw:end-shape="id2" draw:end-glue-point="4" svg:d="M3900 2400v501 998 501" svg:viewBox="0 0 1 2001">
          <text:p/>
        </draw:connector>
        <draw:connector draw:style-name="gr9" draw:text-style-name="P13" draw:layer="layout" draw:type="lines" svg:x1="2.1cm" svg:y1="5.5cm" svg:x2="2.8cm" svg:y2="5.5cm" draw:start-shape="id3" draw:start-glue-point="1" draw:end-shape="id2" draw:end-glue-point="6" svg:d="M2100 5500h501-302 501" svg:viewBox="0 0 701 1">
          <text:p/>
        </draw:connector>
        <draw:connector draw:style-name="gr9" draw:text-style-name="P13" draw:layer="layout" draw:type="lines" svg:x1="5.6cm" svg:y1="5.5cm" svg:x2="5cm" svg:y2="5.5cm" draw:start-shape="id4" draw:start-glue-point="3" draw:end-shape="id2" draw:end-glue-point="10" svg:d="M5600 5500h-501 402-501" svg:viewBox="0 0 601 1">
          <text:p/>
        </draw:connector>
        <draw:connector draw:style-name="gr9" draw:text-style-name="P13" draw:layer="layout" draw:type="lines" svg:x1="3.9cm" svg:y1="6.6cm" svg:x2="3.9cm" svg:y2="8.7cm" draw:start-shape="id2" draw:start-glue-point="8" draw:end-shape="id5" draw:end-glue-point="0" svg:d="M3900 6600v501 1099 500" svg:viewBox="0 0 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8:32:24.364000000</meta:creation-date>
    <dc:date>2018-11-29T18:49:13.021000000</dc:date>
    <meta:editing-duration>PT16M49S</meta:editing-duration>
    <meta:editing-cycles>10</meta:editing-cycles>
    <meta:generator>LibreOffice/6.1.0.3$Windows_X86_64 LibreOffice_project/efb621ed25068d70781dc026f7e9c5187a4decd1</meta:generator>
    <meta:document-statistic meta:object-count="24"/>
  </office:meta>
</office:document-meta>
</file>